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442cm" fo:margin-left="-1.736cm" table:align="left"/>
    </style:style>
    <style:style style:name="Table1.A" style:family="table-column">
      <style:table-column-properties style:column-width="3.704cm"/>
    </style:style>
    <style:style style:name="Table1.B" style:family="table-column">
      <style:table-column-properties style:column-width="2.302cm"/>
    </style:style>
    <style:style style:name="Table1.C" style:family="table-column">
      <style:table-column-properties style:column-width="2.117cm"/>
    </style:style>
    <style:style style:name="Table1.E" style:family="table-column">
      <style:table-column-properties style:column-width="2.143cm"/>
    </style:style>
    <style:style style:name="Table1.H" style:family="table-column">
      <style:table-column-properties style:column-width="3.82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d254f" officeooo:paragraph-rsid="001d254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d254f" officeooo:paragraph-rsid="001d254f" style:font-size-asian="9.60000038146973pt" style:font-weight-asian="normal" style:font-size-complex="11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9.60000038146973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fo:font-size="11pt" officeooo:rsid="001fb151" officeooo:paragraph-rsid="001fb151" style:font-size-asian="9.60000038146973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font-size="11pt" officeooo:rsid="0020eaa3" officeooo:paragraph-rsid="0020eaa3" style:font-size-asian="9.60000038146973pt" style:font-size-complex="11pt"/>
    </style:style>
    <style:style style:name="T1" style:family="text">
      <style:text-properties officeooo:rsid="0020eaa3"/>
    </style:style>
    <style:style style:name="T2" style:family="text">
      <style:text-properties officeooo:rsid="0022b5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de TP – TP n°2 Automate de Programmation</text:p>
      <text:p text:style-name="P1"/>
      <text:p text:style-name="P2"/>
      <text:p text:style-name="P2">entrée de l’automate: [<text:span text:style-name="T1">nom_propre, article, nom, verbe, adjectif, point]</text:span></text:p>
      <text:p text:style-name="P2"/>
      <text:p text:style-name="P2">état: [<text:span text:style-name="T2">attente nom_propre ou article, </text:span></text:p>
      <text:p text:style-name="P2"/>
      <text:p text:style-name="P2">sortie de l’automate: [phrase_correcte, phrase_incorrecte]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2"/>
        <table:table-column table:style-name="Table1.H"/>
        <table:table-row>
          <table:table-cell table:style-name="Table1.A1" office:value-type="string">
            <text:p text:style-name="P4">Etat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4">Sorties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nom_propre</text:p>
          </table:table-cell>
          <table:table-cell table:style-name="Table1.A2" office:value-type="string">
            <text:p text:style-name="P4">article</text:p>
          </table:table-cell>
          <table:table-cell table:style-name="Table1.A2" office:value-type="string">
            <text:p text:style-name="P4">nom</text:p>
          </table:table-cell>
          <table:table-cell table:style-name="Table1.A2" office:value-type="string">
            <text:p text:style-name="P4">verbe</text:p>
          </table:table-cell>
          <table:table-cell table:style-name="Table1.A2" office:value-type="string">
            <text:p text:style-name="P5">adjectif</text:p>
          </table:table-cell>
          <table:table-cell table:style-name="Table1.A2" office:value-type="string">
            <text:p text:style-name="P5">point</text:p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5">Phrase_correcte</text:p>
          </table:table-cell>
        </table:table-row>
      </table:table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4:02:47.991066963</meta:creation-date>
    <dc:date>2024-09-23T14:39:30.356958306</dc:date>
    <meta:editing-duration>PT12M8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13" meta:word-count="37" meta:character-count="286" meta:non-whitespace-character-count="260"/>
  </office:meta>
</office:document-meta>
</file>